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08816C883C4842C0D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Landscape">
      <style:paragraph-properties style:page-number="aut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in" svg:y="0.7866in" svg:width="9.4252in" svg:height="5.0654in" draw:z-index="0"><draw:image xlink:href="Pictures/100000000000078000000408816C883C4842C0D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6T12:27:53.140000000</dc:date>
    <meta:editing-duration>PT2M4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3.2$Windows_X86_64 LibreOffice_project/d1d0ea68f081ee2800a922cac8f79445e4603348</meta:generator>
  </office:meta>
</office:document-meta>
</file>